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C3731482.png"/>
  <manifest:file-entry manifest:media-type="image/png" manifest:full-path="Pictures/10000000000003200000025860F0A872.png"/>
  <manifest:file-entry manifest:media-type="image/png" manifest:full-path="Pictures/10000000000003200000025807A0AE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6" style:repeat="stretch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draw:fill="bitmap" draw:fill-image-name="Bitmape_20_10" style:repeat="stretch" presentation:display-footer="true" presentation:display-page-number="false" presentation:display-date-time="true" smil:type="fade" smil:subtype="crossfade" smil:fadeColor="#000000"/>
    </style:style>
    <style:style style:name="gr1" style:family="graphic">
      <style:graphic-properties style:protect="size"/>
    </style:style>
    <style:style style:name="pr1" style:family="presentation" style:parent-style-name="machitemplate1-notes">
      <style:graphic-properties draw:fill-color="#ffffff" draw:auto-grow-height="true" fo:min-height="13.365cm"/>
    </style:style>
    <style:style style:name="pr2" style:family="presentation" style:parent-style-name="machitemplate1-title">
      <style:graphic-properties draw:auto-grow-height="true" fo:min-height="18.663cm"/>
    </style:style>
    <style:style style:name="pr3" style:family="presentation" style:parent-style-name="machitemplate1-title">
      <style:graphic-properties draw:auto-grow-height="true" fo:min-height="3.507cm"/>
    </style:style>
    <style:style style:name="pr4" style:family="presentation" style:parent-style-name="machitemplate1-outline1">
      <style:graphic-properties fo:min-height="13.61cm"/>
    </style:style>
    <style:style style:name="pr5" style:family="presentation" style:parent-style-name="machitemplate1-notes">
      <style:graphic-properties draw:fill-color="#ffffff" fo:min-height="13.114cm"/>
    </style:style>
    <style:style style:name="pr6" style:family="presentation" style:parent-style-name="machitemplate1-title">
      <style:graphic-properties fo:min-height="3.256cm"/>
    </style:style>
    <style:style style:name="pr7" style:family="presentation" style:parent-style-name="machitemplate1-subtitle">
      <style:graphic-properties draw:fill-color="#ffffff" fo:min-height="16.649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chitemplate1" presentation:presentation-page-layout-name="AL1T0" draw:id="id1">
        <office:forms form:automatic-focus="false" form:apply-design-mode="false"/>
        <anim:par presentation:node-type="timing-root">
          <anim:par smil:begin="id1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machitemplate1" presentation:presentation-page-layout-name="AL1T0" draw:id="id2">
        <office:forms form:automatic-focus="false" form:apply-design-mode="false"/>
        <draw:frame presentation:style-name="pr2" draw:layer="layout" svg:width="25.199cm" svg:height="18.663cm" svg:x="1.4cm" svg:y="0.837cm" presentation:class="title" presentation:user-transformed="true">
          <draw:text-box>
            <text:p>Linking<text:line-break/>&amp;<text:line-break/>Makefiles</text:p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machitemplate1" presentation:presentation-page-layout-name="AL2T1" draw:id="id3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inking: Outline</text:p>
          </draw:text-box>
        </draw:frame>
        <draw:frame presentation:style-name="pr4" draw:layer="layout" svg:width="25.199cm" svg:height="13.61cm" svg:x="1.4cm" svg:y="4.914cm" presentation:class="outline">
          <draw:text-box>
            <text:list text:style-name="L2">
              <text:list-item>
                <text:p>Hoy va a ser casi todo hands-on</text:p>
              </text:list-item>
              <text:list-item>
                <text:p>Repaso de creación de DLs (dyn. Libraries)</text:p>
              </text:list-item>
              <text:list-item>
                <text:p>Repaso herramientas para DLs</text:p>
              </text:list-item>
              <text:list-item>
                <text:p>Orden de busqueda de DLs</text:p>
              </text:list-item>
              <text:list-item>
                <text:p>Hook a malloc, recv (LD_PRELOAD)</text:p>
              </text:list-item>
              <text:list-item>
                <text:p>Spin-off del ejemplo good/evil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chitemplate1" presentation:presentation-page-layout-name="AL2T1" draw:id="id4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reación de DLs</text:p>
          </draw:text-box>
        </draw:frame>
        <draw:frame presentation:style-name="pr4" draw:layer="layout" svg:width="25.199cm" svg:height="13.61cm" svg:x="1.4cm" svg:y="4.914cm" presentation:class="outline">
          <draw:text-box>
            <text:list text:style-name="L2">
              <text:list-item>
                <text:p>Para compilar a código objeto usar “-c”</text:p>
              </text:list-item>
              <text:list-item>
                <text:p>Compilar con “-fPIC” para DLs.</text:p>
              </text:list-item>
              <text:list-item>
                <text:p>Para linkear usar “-shared”</text:p>
              </text:list-item>
              <text:list-item>
                <text:p>Ejemplo:</text:p>
                <text:list>
                  <text:list-header>
                    <text:p>gcc -fPIC -c example.c</text:p>
                    <text:p>ld -shared -o example.so example.o</text:p>
                  </text:list-header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chitemplate1" presentation:presentation-page-layout-name="AL2T1" draw:id="id5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Herramientas</text:p>
          </draw:text-box>
        </draw:frame>
        <draw:frame presentation:style-name="pr4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nm – muestra los símbolos en el ELF (ver -D)</text:p>
              </text:list-item>
              <text:list-item>
                <text:p>ldd – muestra las DLs que un ELF necesita</text:p>
              </text:list-item>
              <text:list-item>
                <text:p>readelf – muestra info variada de un elf</text:p>
              </text:list-item>
              <text:list-item>
                <text:p>readelf -s | grep UND</text:p>
              </text:list-item>
              <text:list-item>
                <text:p>man &lt;algo&gt; – paginas de manual</text:p>
              </text:list-item>
              <text:list-item>
                <text:p>info libc – Páginas info de libc (la API de libc)</text:p>
              </text:list-item>
              <text:list-item>
                <text:p>VAR=&lt;valor&gt; &lt;program&gt; – ejecutar program con VAR definida con valor.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chitemplate1" presentation:presentation-page-layout-name="AL2T1" draw:id="id6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Orden de busqueda de DLs</text:p>
          </draw:text-box>
        </draw:frame>
        <draw:frame presentation:style-name="pr4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Empiricamente, de primero a último:</text:p>
              </text:list-item>
              <text:list-item>
                <text:p>LD_PRELOAD</text:p>
              </text:list-item>
              <text:list-item>
                <text:p>rpath</text:p>
              </text:list-item>
              <text:list-item>
                <text:p>/lib y /usr/lib</text:p>
              </text:list-item>
              <text:list-item>
                <text:p>Lo contenido en /etc/ld.so.conf (si se lo cambia hay que ejecutar ldconfig)</text:p>
              </text:list-item>
              <text:list-item>
                <text:p>LD_LIBRARY_PATH (no recomendado, además su ubicación en el orden puede ser otra)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chitemplate1" presentation:presentation-page-layout-name="AL2T1" draw:id="id7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Hook-a-malloc</text:p>
          </draw:text-box>
        </draw:frame>
        <draw:frame presentation:style-name="pr4" draw:layer="layout" svg:width="25.199cm" svg:height="14.395cm" svg:x="1.4cm" svg:y="4.914cm" presentation:class="outline" presentation:user-transformed="true">
          <draw:text-box>
            <text:list text:style-name="L2">
              <text:list-item>
                <text:p>Ver example3</text:p>
              </text:list-item>
              <text:list-item>
                <text:p>Vamos a usar a LD_PRELOAD para pasarnos por alto a malloc y free en el comando date.</text:p>
              </text:list-item>
              <text:list-item>
                <text:p>Buscamos el prototipo en “info malloc” y “info free”, escribimos nuestras versiones.</text:p>
              </text:list-item>
              <text:list-item>
                <text:p>Compilamos como en la filmina previa.</text:p>
              </text:list-item>
              <text:list-item>
                <text:p>Ejecutamos con LD_PRELOAD al frente.</text:p>
              </text:list-item>
              <text:list-item>
                <text:p>Esta resuelto en example.sh y malloc_hook.c</text:p>
              </text:list-item>
              <text:list-item>
                <text:p>Live demo!</text:p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chitemplate1" presentation:presentation-page-layout-name="AL2T1" draw:id="id8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Hook-a-recv</text:p>
          </draw:text-box>
        </draw:frame>
        <draw:frame presentation:style-name="pr4" draw:layer="layout" svg:width="25.199cm" svg:height="13.61cm" svg:x="1.4cm" svg:y="4.914cm" presentation:class="outline">
          <draw:text-box>
            <text:list text:style-name="L2">
              <text:list-item>
                <text:p>Ahora ustedes :)</text:p>
              </text:list-item>
              <text:list-item>
                <text:p>La consigna esta en example4/consigna.txt</text:p>
              </text:list-item>
              <text:list-item>
                <text:p>Vamos a hacer parecido pero con recv</text:p>
              </text:list-item>
              <text:list-item>
                <text:p>La solución esta en example4/solucion</text:p>
              </text:list-item>
              <text:list-item>
                <text:p>A darle átomos!</text:p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chitemplate1" presentation:presentation-page-layout-name="AL2T1" draw:id="id9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Good / Evil revisited</text:p>
          </draw:text-box>
        </draw:frame>
        <draw:frame presentation:style-name="pr4" draw:layer="layout" svg:width="25.199cm" svg:height="13.61cm" svg:x="1.4cm" svg:y="4.914cm" presentation:class="outline">
          <draw:text-box>
            <text:list text:style-name="L2">
              <text:list-item>
                <text:p>Ver en example5</text:p>
              </text:list-item>
              <text:list-item>
                <text:p>El objetivo es consolidar conceptos jugando un rato con ejecutables estáticos, dinámicos y la precedencia de los paths.</text:p>
              </text:list-item>
              <text:list-item>
                <text:p>La consigna esta en example.sh, hay que responder preguntas tramposas.</text:p>
              </text:list-item>
              <text:list-item>
                <text:p>Lo vemos juntos right now!</text:p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chitemplate1" presentation:presentation-page-layout-name="AL2T1" draw:id="id10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ara profundizar</text:p>
          </draw:text-box>
        </draw:frame>
        <draw:frame presentation:style-name="pr4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<text:a xlink:href="http://nixos.org/patchelf.html">http://nixos.org/patchelf.html</text:a></text:p>
              </text:list-item>
              <text:list-item>
                <text:p><text:a xlink:href="http://www.noah.org/wiki/LD_PRELOAD_notes">http://www.noah.org/wiki/LD_PRELOAD_notes</text:a></text:p>
              </text:list-item>
              <text:list-item>
                <text:p><text:a xlink:href="http://tldp.org/HOWTO/Program-Library-HOWTO/shared-libraries.html">http://tldp.org/HOWTO/Program-Library-HOWTO/shared-libraries.html</text:a></text:p>
              </text:list-item>
              <text:list-item>
                <text:p><text:a xlink:href="http://www.eyrie.org/~eagle/notes/rpath.html">http://www.eyrie.org/~eagle/notes/rpath.html</text:a></text:p>
              </text:list-item>
              <text:list-item>
                <text:p><text:a xlink:href="http://xahlee.org/UnixResource_dir/_/ldpath.html">http://xahlee.org/UnixResource_dir/_/ldpath.html</text:a></text:p>
              </text:list-item>
              <text:list-item>
                <text:p><text:a xlink:href="http://linux.die.net/man/3/dlopen">http://linux.die.net/man/3/dlopen</text:a></text:p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chitemplate1" presentation:presentation-page-layout-name="AL1T0" draw:id="id11">
        <office:forms form:automatic-focus="false" form:apply-design-mode="false"/>
        <draw:frame presentation:style-name="pr7" draw:layer="layout" svg:width="25.199cm" svg:height="16.649cm" svg:x="1.4cm" svg:y="2cm" presentation:class="subtitle" presentation:user-transformed="true">
          <draw:text-box>
            <text:p>Recreo</text:p>
          </draw:text-box>
        </draw:frame>
        <anim:par presentation:node-type="timing-root">
          <anim:par smil:begin="id11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chitemplate1" presentation:presentation-page-layout-name="AL2T1" draw:id="id12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Makefiles: Outline</text:p>
          </draw:text-box>
        </draw:frame>
        <draw:frame presentation:style-name="pr4" draw:layer="layout" svg:width="25.199cm" svg:height="13.61cm" svg:x="1.4cm" svg:y="4.914cm" presentation:class="outline">
          <draw:text-box>
            <text:list text:style-name="L2">
              <text:list-item>
                <text:p>¿Qué es?, <text:s/>Motivación</text:p>
              </text:list-item>
              <text:list-item>
                <text:p>Ejemplo de uso ;)</text:p>
              </text:list-item>
              <text:list-item>
                <text:p>Reglas</text:p>
              </text:list-item>
              <text:list-item>
                <text:p>Variables</text:p>
              </text:list-item>
              <text:list-item>
                <text:p>Hands on de prueba</text:p>
              </text:list-item>
              <text:list-item>
                <text:p>Un ejemplo más difícil</text:p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chitemplate1" presentation:presentation-page-layout-name="AL2T1" draw:id="id13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¿Que es?</text:p>
          </draw:text-box>
        </draw:frame>
        <draw:frame presentation:style-name="pr4" draw:layer="layout" svg:width="25.199cm" svg:height="14.435cm" svg:x="1.4cm" svg:y="4.914cm" presentation:class="outline" presentation:user-transformed="true">
          <draw:text-box>
            <text:list text:style-name="L2">
              <text:list-item>
                <text:p>Es un build system</text:p>
              </text:list-item>
              <text:list-item>
                <text:p>Es una herramienta de linea de comando</text:p>
              </text:list-item>
              <text:list-item>
                <text:p>Es language agnostic</text:p>
              </text:list-item>
              <text:list-item>
                <text:p>Tiene trayectoria (desde 1977)</text:p>
              </text:list-item>
              <text:list-item>
                <text:p>Otros build systems:</text:p>
                <text:list>
                  <text:list-item>
                    <text:p>Ant</text:p>
                  </text:list-item>
                  <text:list-item>
                    <text:p>Nant</text:p>
                  </text:list-item>
                  <text:list-item>
                    <text:p>Eclipse JDT incemental builder</text:p>
                  </text:list-item>
                  <text:list-item>
                    <text:p>Apache maven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chitemplate1" presentation:presentation-page-layout-name="AL2T1" draw:id="id14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asos de éxito</text:p>
          </draw:text-box>
        </draw:frame>
        <draw:frame presentation:style-name="pr4" draw:layer="layout" svg:width="25.199cm" svg:height="13.629cm" svg:x="1.4cm" svg:y="4.914cm" presentation:class="outline" presentation:user-transformed="true">
          <draw:text-box>
            <text:list text:style-name="L2">
              <text:list-item>
                <text:p>Al menos ~35000 proyectos open source</text:p>
              </text:list-item>
              <text:list-item>
                <text:p>Linux kernel 2.6: 10 millones de lineas</text:p>
              </text:list-item>
              <text:list-item>
                <text:p>Gnu GCC: 5 millones de lineas</text:p>
              </text:list-item>
              <text:list-item>
                <text:p>Gnome: 7 millones de lineas</text:p>
              </text:list-item>
              <text:list-item>
                <text:p>Chromium: 4 millones de lineas</text:p>
              </text:list-item>
              <text:list-item>
                <text:p>Openoffice: +20 millones de lineas</text:p>
              </text:list-item>
              <text:list-item>
                <text:p>Make: 30000 lineas ;)</text:p>
              </text:list-item>
              <text:list-item>
                <text:p>Otros: libc, x.org, php, mysql, svn, firefox</text:p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achitemplate1" presentation:presentation-page-layout-name="AL2T1" draw:id="id15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Un ejemplo de uso</text:p>
          </draw:text-box>
        </draw:frame>
        <draw:frame presentation:style-name="pr4" draw:layer="layout" svg:width="25.199cm" svg:height="13.61cm" svg:x="1.4cm" svg:y="4.914cm" presentation:class="outline">
          <draw:text-box>
            <text:list text:style-name="L2">
              <text:list-item>
                <text:p>Vamos a agarrar un proyecto open source que use make “al azar” y lo vamos a compilar.</text:p>
              </text:list-item>
              <text:list-item>
                <text:p>El proyecto se llama patchelf y sirve para cambiarle el rpath a un ELF ya compilado.</text:p>
              </text:list-item>
              <text:list-item>
                <text:p>Let's get it on!</text:p>
              </text:list-item>
              <text:list-item>
                <text:p>./configure</text:p>
              </text:list-item>
              <text:list-item>
                <text:p>make</text:p>
              </text:list-item>
              <text:list-item>
                <text:p>make clean</text:p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achitemplate1" presentation:presentation-page-layout-name="AL2T1" draw:id="id16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Hands on</text:p>
          </draw:text-box>
        </draw:frame>
        <draw:frame presentation:style-name="pr4" draw:layer="layout" svg:width="25.199cm" svg:height="15.842cm" svg:x="1.4cm" svg:y="4.914cm" presentation:class="outline" presentation:user-transformed="true">
          <draw:text-box>
            <text:list text:style-name="L2">
              <text:list-item>
                <text:p>Example1:</text:p>
                <text:list>
                  <text:list-item>
                    <text:p>El makefile es muy parecido a un .sh.</text:p>
                  </text:list-item>
                  <text:list-item>
                    <text:p>Recompila si hay cambio, sino no.</text:p>
                  </text:list-item>
                </text:list>
              </text:list-item>
              <text:list-item>
                <text:p>Example2:</text:p>
                <text:list>
                  <text:list-item>
                    <text:p>Notar que es language agnostic</text:p>
                  </text:list-item>
                  <text:list-item>
                    <text:p>Las dependecias quedan bien organizadas</text:p>
                  </text:list-item>
                  <text:list-item>
                    <text:p>Reglas dummy, dependen de la creación de un archivo</text:p>
                  </text:list-item>
                  <text:list-item>
                    <text:p>Se puede pedir la construccion de algo en particular</text:p>
                  </text:list-item>
                  <text:list-item>
                    <text:p>Se puede hacer más de un comando por target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achitemplate1" presentation:presentation-page-layout-name="AL2T1" draw:id="id17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Hands on</text:p>
          </draw:text-box>
        </draw:frame>
        <draw:frame presentation:style-name="pr4" draw:layer="layout" svg:width="25.199cm" svg:height="14.341cm" svg:x="1.4cm" svg:y="4.914cm" presentation:class="outline" presentation:user-transformed="true">
          <draw:text-box>
            <text:list text:style-name="L2">
              <text:list-item>
                <text:p>Example3:</text:p>
                <text:list>
                  <text:list-item>
                    <text:p>Se pueden usar variables, igual que en un .sh</text:p>
                  </text:list-item>
                  <text:list-item>
                    <text:p>Las variables pueden ir en cualquier lado</text:p>
                  </text:list-item>
                </text:list>
              </text:list-item>
              <text:list-item>
                <text:p>Example4:</text:p>
                <text:list>
                  <text:list-item>
                    <text:p>Consigna: reproducir el script de linking/example5 pero en un makefile.</text:p>
                  </text:list-item>
                  <text:list-item>
                    <text:p>Usar variables cuando se pueda</text:p>
                  </text:list-item>
                  <text:list-item>
                    <text:p>Hacer muchas preguntas, los makefiles tienen muchos caveats (los tabs por ejemplo).</text:p>
                  </text:list-item>
                  <text:list-item>
                    <text:p>Esta la solución en example4/solucion</text:p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4" draw:master-page-name="machitemplate1" draw:id="id18">
        <office:forms form:automatic-focus="false" form:apply-design-mode="false"/>
        <anim:par presentation:node-type="timing-root">
          <anim:par smil:begin="id18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itmape_20_10" draw:display-name="Bitmape 10" xlink:href="Pictures/100000000000032000000258C3731482.png" xlink:type="simple" xlink:show="embed" xlink:actuate="onLoad"/>
    <draw:fill-image draw:name="Bitmape_20_6" draw:display-name="Bitmape 6" xlink:href="Pictures/10000000000003200000025860F0A872.png" xlink:type="simple" xlink:show="embed" xlink:actuate="onLoad"/>
    <draw:fill-image draw:name="background" xlink:href="Pictures/10000000000003200000025807A0AE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achitemplate1-background" style:family="presentation">
      <style:graphic-properties draw:stroke="none" draw:fill="bitmap" draw:fill-image-name="background" style:repeat="stretch"/>
      <style:text-properties style:letter-kerning="true"/>
    </style:style>
    <style:style style:name="machitemplat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chitemplat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chitemplate1-outline1" style:family="presentation">
      <style:graphic-properties draw:stroke="none" draw:fill="none">
        <text:list-style style:name="machi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chitemplate1-outline2" style:family="presentation" style:parent-style-name="machitemplate1-outline1">
      <style:paragraph-properties fo:margin-top="0cm" fo:margin-bottom="0.4cm"/>
      <style:text-properties fo:font-size="28pt" style:font-size-asian="28pt" style:font-size-complex="28pt"/>
    </style:style>
    <style:style style:name="machitemplate1-outline3" style:family="presentation" style:parent-style-name="machitemplate1-outline2">
      <style:paragraph-properties fo:margin-top="0cm" fo:margin-bottom="0.3cm"/>
      <style:text-properties fo:font-size="24pt" style:font-size-asian="24pt" style:font-size-complex="24pt"/>
    </style:style>
    <style:style style:name="machitemplate1-outline4" style:family="presentation" style:parent-style-name="machitemplate1-outline3">
      <style:paragraph-properties fo:margin-top="0cm" fo:margin-bottom="0.2cm"/>
      <style:text-properties fo:font-size="20pt" style:font-size-asian="20pt" style:font-size-complex="20pt"/>
    </style:style>
    <style:style style:name="machitemplate1-outline5" style:family="presentation" style:parent-style-name="machitemplate1-outline4">
      <style:paragraph-properties fo:margin-top="0cm" fo:margin-bottom="0.1cm"/>
      <style:text-properties fo:font-size="20pt" style:font-size-asian="20pt" style:font-size-complex="20pt"/>
    </style:style>
    <style:style style:name="machitemplate1-outline6" style:family="presentation" style:parent-style-name="machitemplate1-outline5">
      <style:paragraph-properties fo:margin-top="0cm" fo:margin-bottom="0.1cm"/>
      <style:text-properties fo:font-size="20pt" style:font-size-asian="20pt" style:font-size-complex="20pt"/>
    </style:style>
    <style:style style:name="machitemplate1-outline7" style:family="presentation" style:parent-style-name="machitemplate1-outline6">
      <style:paragraph-properties fo:margin-top="0cm" fo:margin-bottom="0.1cm"/>
      <style:text-properties fo:font-size="20pt" style:font-size-asian="20pt" style:font-size-complex="20pt"/>
    </style:style>
    <style:style style:name="machitemplate1-outline8" style:family="presentation" style:parent-style-name="machitemplate1-outline7">
      <style:paragraph-properties fo:margin-top="0cm" fo:margin-bottom="0.1cm"/>
      <style:text-properties fo:font-size="20pt" style:font-size-asian="20pt" style:font-size-complex="20pt"/>
    </style:style>
    <style:style style:name="machitemplate1-outline9" style:family="presentation" style:parent-style-name="machitemplate1-outline8">
      <style:paragraph-properties fo:margin-top="0cm" fo:margin-bottom="0.1cm"/>
      <style:text-properties fo:font-size="20pt" style:font-size-asian="20pt" style:font-size-complex="20pt"/>
    </style:style>
    <style:style style:name="machitemplate1-subtitle" style:family="presentation">
      <style:graphic-properties draw:stroke="none" draw:fill="none" draw:textarea-vertical-align="middle">
        <text:list-style style:name="machi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chitemplate1-title" style:family="presentation">
      <style:graphic-properties draw:stroke="none" draw:fill="none" draw:textarea-vertical-align="middle">
        <text:list-style style:name="machi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chitemplate1-backgroundobjects">
      <style:graphic-properties draw:stroke="none" draw:fill="none" draw:fill-color="#ffffff" draw:auto-grow-height="false" fo:min-height="1.449cm"/>
    </style:style>
    <style:style style:name="Mpr2" style:family="presentation" style:parent-style-name="machitemplate1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chitemplat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chitemplate1" style:page-layout-name="PM1" draw:style-name="Mdp1">
      <draw:frame presentation:style-name="machitemplate1-title" draw:layer="backgroundobjects" svg:width="25.199cm" svg:height="3.506cm" svg:x="1.4cm" svg:y="0.837cm" presentation:class="title" presentation:placeholder="true">
        <draw:text-box/>
      </draw:frame>
      <draw:frame presentation:style-name="machitemplate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machitemplate1-title" draw:layer="backgroundobjects" svg:width="14.848cm" svg:height="11.136cm" svg:x="3.075cm" svg:y="2.257cm" presentation:class="page"/>
        <draw:frame presentation:style-name="machitemplate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5-22T23:25:01</meta:creation-date>
    <meta:editing-duration>PT03H30M46S</meta:editing-duration>
    <meta:editing-cycles>56</meta:editing-cycles>
    <meta:generator>OpenOffice.org/3.2$Unix OpenOffice.org_project/320m12$Build-9483</meta:generator>
    <dc:date>2011-05-23T19:49:16</dc:date>
    <meta:document-statistic meta:object-count="87"/>
  </office:meta>
</office:document-meta>
</file>